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81cm" fo:min-width="4.477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3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0.75cm" fo:min-width="1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7cm" svg:height="4.031cm" svg:x="4.523cm" svg:y="4cm">
          <text:p text:style-name="P1">Ulineært syste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77cm" svg:height="4.031cm" svg:x="12.023cm" svg:y="4cm">
          <text:p text:style-name="P1">Båndpassfil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5cm" svg:x2="2cm" svg:y2="5cm">
          <text:p/>
        </draw:line>
        <draw:line draw:style-name="gr2" draw:text-style-name="P2" draw:layer="layout" svg:x1="4.5cm" svg:y1="7cm" svg:x2="2cm" svg:y2="7cm">
          <text:p/>
        </draw:line>
        <draw:line draw:style-name="gr2" draw:text-style-name="P2" draw:layer="layout" svg:x1="19.5cm" svg:y1="5cm" svg:x2="17cm" svg:y2="5cm">
          <text:p/>
        </draw:line>
        <draw:line draw:style-name="gr2" draw:text-style-name="P2" draw:layer="layout" svg:x1="19.5cm" svg:y1="7cm" svg:x2="17cm" svg:y2="7cm">
          <text:p/>
        </draw:line>
        <draw:line draw:style-name="gr2" draw:text-style-name="P2" draw:layer="layout" svg:x1="9.5cm" svg:y1="5cm" svg:x2="12cm" svg:y2="5cm">
          <text:p/>
        </draw:line>
        <draw:line draw:style-name="gr2" draw:text-style-name="P2" draw:layer="layout" svg:x1="9.5cm" svg:y1="7cm" svg:x2="12cm" svg:y2="7cm">
          <text:p/>
        </draw:line>
        <draw:custom-shape draw:style-name="gr3" draw:text-style-name="P2" draw:layer="layout" svg:width="1.75cm" svg:height="1cm" svg:x="2.25cm" svg:y="5.5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1cm" svg:x="10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1cm" svg:x="17.25cm" svg:y="5.5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39:14.230306628</meta:creation-date>
    <dc:date>2025-04-03T14:44:20.894381693</dc:date>
    <meta:editing-duration>PT5M7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